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a4b" officeooo:paragraph-rsid="00074a4b"/>
    </style:style>
    <style:style style:name="P2" style:family="paragraph" style:parent-style-name="Standard">
      <style:text-properties officeooo:rsid="00074a4b" officeooo:paragraph-rsid="0007b3ab"/>
    </style:style>
    <style:style style:name="P3" style:family="paragraph" style:parent-style-name="Standard">
      <style:text-properties officeooo:rsid="00074a4b" officeooo:paragraph-rsid="0008dd03"/>
    </style:style>
    <style:style style:name="P4" style:family="paragraph" style:parent-style-name="Standard">
      <style:text-properties officeooo:rsid="00074a4b" officeooo:paragraph-rsid="00091799"/>
    </style:style>
    <style:style style:name="P5" style:family="paragraph" style:parent-style-name="Standard">
      <style:text-properties officeooo:rsid="00074a4b" officeooo:paragraph-rsid="000a7fa7"/>
    </style:style>
    <style:style style:name="P6" style:family="paragraph" style:parent-style-name="Standard">
      <style:text-properties fo:language="uk" fo:country="UA" officeooo:rsid="00074a4b" officeooo:paragraph-rsid="00074a4b"/>
    </style:style>
    <style:style style:name="P7" style:family="paragraph" style:parent-style-name="Standard">
      <style:text-properties fo:language="uk" fo:country="UA" officeooo:rsid="000b1bd5" officeooo:paragraph-rsid="00074a4b"/>
    </style:style>
    <style:style style:name="P8" style:family="paragraph" style:parent-style-name="Standard">
      <style:text-properties fo:language="uk" fo:country="UA" officeooo:rsid="000b1bd5" officeooo:paragraph-rsid="0008dd03"/>
    </style:style>
    <style:style style:name="P9" style:family="paragraph" style:parent-style-name="Standard">
      <style:text-properties fo:language="uk" fo:country="UA" officeooo:rsid="0008dd03" officeooo:paragraph-rsid="0007b3ab"/>
    </style:style>
    <style:style style:name="P10" style:family="paragraph" style:parent-style-name="Standard">
      <style:text-properties fo:language="uk" fo:country="UA" officeooo:rsid="0008dd03" officeooo:paragraph-rsid="0008dd03"/>
    </style:style>
    <style:style style:name="P11" style:family="paragraph" style:parent-style-name="Standard">
      <style:text-properties fo:language="uk" fo:country="UA" officeooo:rsid="000a7fa7" officeooo:paragraph-rsid="0008dd03"/>
    </style:style>
    <style:style style:name="P12" style:family="paragraph" style:parent-style-name="Standard">
      <style:text-properties fo:language="uk" fo:country="UA" officeooo:rsid="0008dd03" officeooo:paragraph-rsid="00107bb4"/>
    </style:style>
    <style:style style:name="P13" style:family="paragraph" style:parent-style-name="Standard">
      <style:text-properties officeooo:rsid="00074a4b" officeooo:paragraph-rsid="00074a4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b3ab"/>
    </style:style>
    <style:style style:name="T3" style:family="text">
      <style:text-properties fo:language="en" fo:country="US" officeooo:rsid="0008dd03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7b3ab"/>
    </style:style>
    <style:style style:name="T6" style:family="text">
      <style:text-properties fo:language="uk" fo:country="UA" officeooo:rsid="0008dd03"/>
    </style:style>
    <style:style style:name="T7" style:family="text">
      <style:text-properties fo:language="uk" fo:country="UA" officeooo:rsid="00091799"/>
    </style:style>
    <style:style style:name="T8" style:family="text">
      <style:text-properties fo:language="uk" fo:country="UA" officeooo:rsid="000a7fa7"/>
    </style:style>
    <style:style style:name="T9" style:family="text">
      <style:text-properties fo:language="uk" fo:country="UA" officeooo:rsid="000b1bd5"/>
    </style:style>
    <style:style style:name="T10" style:family="text">
      <style:text-properties fo:language="uk" fo:country="UA" officeooo:rsid="000ee711"/>
    </style:style>
    <style:style style:name="T11" style:family="text">
      <style:text-properties officeooo:rsid="0007b3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te Headband — Біла пов’язка</text:p>
      <text:p text:style-name="P1">Studio Octophones — <text:span text:style-name="T4">Студійні Восьмивушники</text:span></text:p>
      <text:p text:style-name="P6">Hero Headphones Replica — Навушники Героя (репліка)</text:p>
      <text:p text:style-name="P6">Hero Headset Replica — Гарнітура Героя (репліка)</text:p>
      <text:p text:style-name="P1"><text:span text:style-name="T4">Armor Helmet Replica — </text:span><text:span text:style-name="T8">Бронешолом (репліка)</text:span></text:p>
      <text:p text:style-name="P1"><text:span text:style-name="T8">Conductor Cap — </text:span><text:span text:style-name="T9">Кашкетик кондуктора</text:span></text:p>
      <text:p text:style-name="P7">Golden Toothpick — Золота зубочистка</text:p>
      <text:p text:style-name="P7">Old-Timey Hat - Дідів капелюх</text:p>
      <text:p text:style-name="P7">Null Visor Replica - Шолом Ошен (репліка)</text:p>
      <text:p text:style-name="P7">Octoling Shades - Окуляри Октолінга</text:p>
      <text:p text:style-name="P1"><text:span text:style-name="T4"/></text:p>
      <text:p text:style-name="P1"><text:span text:style-name="T4">Basic Tee –</text:span><text:span text:style-name="T1"> </text:span><text:span text:style-name="T4">Футболка новачка</text:span></text:p>
      <text:p text:style-name="P1"><text:span text:style-name="T4">Fresh Octo Tee — </text:span><text:span text:style-name="T10">Свіжа Восьми-футболка</text:span></text:p>
      <text:p text:style-name="P1"><text:span text:style-name="T4">Brown FA-11 Bomber — </text:span><text:span text:style-name="T7">Коричневий б</text:span><text:span text:style-name="T5">омбер АС-</text:span><text:span text:style-name="T2">II</text:span></text:p>
      <text:p text:style-name="P4"><text:span text:style-name="T5">Gray FA-11 Bomber — </text:span><text:span text:style-name="T7">Сірий б</text:span><text:span text:style-name="T5">омбер АС-</text:span><text:span text:style-name="T2">II</text:span></text:p>
      <text:p text:style-name="P1"><text:span text:style-name="T2">Red V-Neck Limited Tee – </text:span><text:span text:style-name="T5">Лімітована червона </text:span><text:span text:style-name="T2">V-</text:span><text:span text:style-name="T5">Футболка</text:span></text:p>
      <text:p text:style-name="P2"><text:span text:style-name="T2">Green V-Neck Limited Tee – </text:span><text:span text:style-name="T5">Лімітована зелена </text:span><text:span text:style-name="T2">V-</text:span><text:span text:style-name="T5">Футболка</text:span></text:p>
      <text:p text:style-name="P2"><text:span text:style-name="T5">Online Jersey — </text:span><text:span text:style-name="T6">Преміум Бейсболка</text:span></text:p>
      <text:p text:style-name="P12">Octo Layered LS <text:span text:style-name="T11">—</text:span> Восьми-футболка ЛС</text:p>
      <text:p text:style-name="P9">Splatfest Tee — Сплатфест футболка</text:p>
      <text:p text:style-name="P3"><text:span text:style-name="T6">Splatfest Tee </text:span><text:span text:style-name="T3">Replica </text:span><text:span text:style-name="T6">— Сплатфест футболка (репліка)</text:span></text:p>
      <text:p text:style-name="P10">Hero Jacket Replica - Жилет Героя (репліка)</text:p>
      <text:p text:style-name="P10">Armor Jacket Replica - Захисний желет (репліка)</text:p>
      <text:p text:style-name="P10">Hero Hoodie Replica - Худі Героя (репліка)</text:p>
      <text:p text:style-name="P10">Neo Octoling Armor - Нео-броня Октолінга</text:p>
      <text:p text:style-name="P3"><text:span text:style-name="T6">Null Armor Replica - Броня Ошен (репл</text:span><text:span text:style-name="T9">і</text:span><text:span text:style-name="T6">ка)</text:span></text:p>
      <text:p text:style-name="P10">Old-Timey Clothes - Дідів одяг</text:p>
      <text:p text:style-name="P3"><text:span text:style-name="T6"/></text:p>
      <text:p text:style-name="P3"><text:span text:style-name="T6"/></text:p>
      <text:p text:style-name="P3"><text:span text:style-name="T6">Cream Basics — </text:span><text:span text:style-name="T7">Кремові кеди</text:span></text:p>
      <text:p text:style-name="P5"><text:span text:style-name="T6">Online Squidkid V — </text:span><text:span text:style-name="T7">Преміум чоботи</text:span></text:p>
      <text:p text:style-name="P3"><text:span text:style-name="T7">Hero Snowboots Replicas — </text:span><text:span text:style-name="T8">Чоботи Героя (репліка)</text:span></text:p>
      <text:p text:style-name="P11">Neo Octoling Boots - Нео-чоботи Октолінга</text:p>
      <text:p text:style-name="P11">Null Boots Replica - Чоботи Ошен (репліка)</text:p>
      <text:p text:style-name="P11">Old-Timey Shoes - Дідове взуття</text:p>
      <text:p text:style-name="P3"><text:span text:style-name="T8">Hero Runner Replicas — </text:span><text:span text:style-name="T9">Кросівки Героя (репліка)</text:span></text:p>
      <text:p text:style-name="P8">Armor Boot Replicas — Захисні черевики Героя (репліка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6:17:22.857000000</meta:creation-date>
    <dc:date>2025-02-23T18:05:59.042000000</dc:date>
    <meta:editing-duration>PT52M7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4" meta:word-count="189" meta:character-count="1369" meta:non-whitespace-character-count="1192"/>
  </office:meta>
</office:document-meta>
</file>